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_castToDate.test_castToDate_neg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ToDate.test_castToDate_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ToDat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_castToDate.test_castTo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UtilsTest_castToDate.test_castToDate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